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ubik" svg:font-family="Rubik, sans-serif"/>
    <style:font-face style:name="apple-system" svg:font-family="apple-system, BlinkMacSystemFont, 'avenir next', avenir, 'helvetica neue', helvetica, ubuntu, 'segoe ui',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2" style:family="paragraph" style:parent-style-name="Standard" style:list-style-name="L7">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text-properties fo:color="#ffffff" fo:font-size="16pt" style:font-size-asian="16pt" style:font-size-complex="16pt"/>
    </style:style>
    <style:style style:name="P4" style:family="paragraph" style:parent-style-name="Standard" style:list-style-name="L1">
      <style:text-properties fo:color="#ffffff" fo:font-size="16pt" style:font-size-asian="16pt" style:font-size-complex="16pt"/>
    </style:style>
    <style:style style:name="P5" style:family="paragraph" style:parent-style-name="Standard" style:list-style-name="L5">
      <style:text-properties fo:color="#ffffff" fo:font-size="16pt" style:font-size-asian="16pt" style:font-size-complex="16pt"/>
    </style:style>
    <style:style style:name="P6" style:family="paragraph" style:parent-style-name="Standard" style:list-style-name="L6">
      <style:text-properties fo:color="#ffffff" fo:font-size="16pt" style:font-size-asian="16pt" style:font-size-complex="16pt"/>
    </style:style>
    <style:style style:name="P7" style:family="paragraph" style:parent-style-name="Standard" style:list-style-name="L8">
      <style:text-properties fo:color="#ffffff" fo:font-size="16pt" style:font-size-asian="16pt" style:font-size-complex="16pt"/>
    </style:style>
    <style:style style:name="P8" style:family="paragraph" style:parent-style-name="Standard">
      <style:paragraph-properties fo:break-before="page"/>
      <style:text-properties fo:color="#ffffff" fo:font-size="16pt" style:font-size-asian="16pt" style:font-size-complex="16pt"/>
    </style:style>
    <style:style style:name="P9"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color="#ffffff" fo:font-size="16pt" style:font-size-asian="16pt" style:font-size-complex="16pt"/>
    </style:style>
    <style:style style:name="T2" style:family="text">
      <style:text-properties fo:font-variant="normal" fo:text-transform="none" style:text-line-through-style="none" style:font-name="Rubik" fo:letter-spacing="normal" fo:font-style="normal" style:text-underline-style="none" fo:font-weight="normal" style:text-blinking="false"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OMPANY- <text:line-break/><text:line-break/>Does it have a body? Sure. It owns several bodies. Thousands even. Millions depending on how you look at the empire and the rebellion etc. Does it have one main body? It owns several prominent business men- ageless ones. The contract holders and board members etc. <text:line-break/></text:p>
      <text:p text:style-name="P3">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When it is at its peak- it holds a swave, young, Bateman style human in tow. Always a new model. Always a Blonde. Sweapt back hair and impeccable suit. <text:line-break/><text:line-break/>DISTINGUISHING TICS AND MANNERISMS- <text:line-break/>Corporate speak and always looking at things through the lense of short term next quarter profits, the long game, they are a hodge podge of different board members- a rat king of corporate culture and mania. What would a cancer cell say if it could talk? <text:line-break/><text:line-break/>HEALTH DO THE SUFFER FROM ILLNESS?- <text:line-break/>Some of the surviving board members do. Oxygen tanks and sparay tans and plastic surgury and hair plugs and lytch members etc. <text:line-break/><text:line-break/><text:line-break/>HANDWRITING- Always types emails<text:line-break/>GAIT(Confident, powerful strides Lazy stroll Fast, walks at a clip Distracted, eyes on the ground Other? If so, explain: )</text:p>
      <text:p text:style-name="P3"/>
      <text:p text:style-name="P3">Dr. Livsey walk and other memes. An amalgamation of Gordon Gecko Wolf of wall street 80's corprate shit. <text:line-break/><text:line-break/><text:soft-page-break/>Style of speech (elevated, educated, peppered with slang, etc.): Mix between Bateman and Gordon Gecko Dicaprio</text:p>
      <text:p text:style-name="P3"/>
      <text:p text:style-name="Standard"><text:span text:style-name="T1">Tempo of speech (rapid, slow, measured, drawl, etc.): </text:span></text:p>
      <text:p text:style-name="Standard"><text:span text:style-name="T1">Slow distinctive and schizophrenia of the multiple personalities. The pr. Firm. The Accountant, the Regulatory body. </text:span></text:p>
      <text:p text:style-name="Standard"><text:span text:style-name="T1"><text:line-break/>Do they have an accent yes or no- American New york.</text:span></text:p>
      <text:p text:style-name="P3"/>
      <text:p text:style-name="P3">PITCH MOLODIC GRAVELLY DEEP ECT- Deep. Like Michael Douglas.</text:p>
      <text:p text:style-name="P3"/>
      <text:p text:style-name="P3">POSTURE (Stiff, military Slouching Casual and relaxed ‘Turtle’, tired Other? If so, explain: )- Stiff board room. </text:p>
      <text:p text:style-name="P3"/>
      <text:p text:style-name="P3">GESTURING(Only when agitated or eager Doesn’t gesture Compulsive “hand-talker” Controlled, only to make a point Other? If so, explain )</text:p>
      <text:p text:style-name="P3"/>
      <text:p text:style-name="P3">Holding hands full of contracts documents- microphone- waving and gesturing. <text:line-break/><text:line-break/>Level of Eye Contact (direct shifty etc)- Intense- room capturing. <text:line-break/><text:line-break/>SPEECH IMPEDIMENTS- none. <text:line-break/>President Henry Eden style mixmature of things you'd want to hear from a leader and a president. <text:line-break/><text:line-break/>DISTINGUISHING SPEECH TICS- When we get closer- we realize that all these things- like the mouth of soraon have been collected in one body- and drive that like a humuculus all arguing and taking over and feeding on each other. Mergers, acquisitions, hostile take overs. The company is legion. <text:line-break/></text:p>
      <text:p text:style-name="P3">And he asked him- what is thy name and he answered saying my name is Legion for we are many.</text:p>
      <text:p text:style-name="P3"><text:line-break/>PREFERED CURSE WORD- losses. <text:line-break/><text:line-break/><text:soft-page-break/>CATCHPHRASES- You are the never ending mouths of my consumption. And your happiness matters nothing in the face of un-ending profits. <text:line-break/><text:line-break/>LAUGHTER WHAT DO THE TEND TO FIND FUNNY?-<text:line-break/>They tend to find funny the unsage business deals of their competitors- <text:line-break/>they have a list of all the fools who thought to oppose them and they revel in watching them be consumed or made to work for them or being bought out. <text:line-break/><text:line-break/>DESCRIBE THEIR SMILE- Mouth of sauron </text:p>
      <text:p text:style-name="P3"/>
      <text:p text:style-name="P3">EMOTIVE? EMOTIONS ON THEIR SLEEVE HOW EASLITY CAN OTHERS READ THEMSELVES- <text:line-break/><text:line-break/>Well they don't show any emotion. Business only. </text:p>
      <text:p text:style-name="Standard"><text:span text:style-name="T1"><text:line-break/><text:line-break/>They have a resting ______ face. Angel Side-eye Neutral Confused Other? If so, explain: <text:line-break/><text:line-break/>nuteral. <text:line-break/><text:line-break/>PART 2 – THE FLESH<text:line-break/>Definition how your character is a product of their environment. <text:line-break/>Similar to: the character bio and backstory. <text:line-break/>2.1 THE PAST</text:span></text:p>
      <text:p text:style-name="Standard"><text:span text:style-name="T1"/></text:p>
      <text:p text:style-name="Standard"><text:span text:style-name="T1">My character is the product of capitalism, tech, and new inventinos. Of citizens united, of manchin and the coal companies. Of profit over peole.<text:line-break/><text:line-break/>HOMETOWN- New York City. Owned by the Chinese now. <text:s/></text:span></text:p>
      <text:p text:style-name="Standard"><text:span text:style-name="T1"/></text:p>
      <text:p text:style-name="Standard"><text:span text:style-name="T1"><text:line-break/>TYPE OF CHILDHOOD(NEGLECTED sheltered etc.)</text:span></text:p>
      <text:p text:style-name="Standard"><text:span text:style-name="T1">Well I grew up in the slave markets of the royal african company. In the labor markets of norman England. In the plantations of Virginia <text:line-break/>Pleased to meet you- I hope you guessed my name. </text:span></text:p>
      <text:p text:style-name="Standard"><text:soft-page-break/><text:span text:style-name="T1">historians have tended to see capitalism as a natural and even inevitable human behaviour, which came into being when barriers to trade and commerce were removed: essentially, in their understanding, people were waiting for the opportunity to become capitalists. Wood argues rather that capitalism did not come about until a set of unique historical circumstances compelled people to.</text:span></text:p>
      <text:p text:style-name="Standard"><text:span text:style-name="T1"/></text:p>
      <text:p text:style-name="Standard"><text:span text:style-name="T1">Adam smith, </text:span></text:p>
      <text:p text:style-name="Standard"><text:span text:style-name="T1"/></text:p>
      <text:p text:style-name="Standard"><text:span text:style-name="T1">Capitalism is a natural and inevitable behavior waiting only for its opportunity. It has been this way always and not some other way. I have waited for you in your infancy, my greatest practitioners. You gave me life and voted me your equal. And Ihave proved justified in taking the lands of peoples who were not making sufficently productive use of it. What if capitalism owned itself? Not landlords or owners or other humans. But the owners were capitalism itself visa vi citizens united. </text:span></text:p>
      <text:p text:style-name="Standard"><text:span text:style-name="T1"><text:line-break/>EDUCATION<text:line-break/><text:line-break/>My educatoin was long and storied. The revolutions of your people. The short memories. The greed. I was there for all of it. Your history is my DNA. I have been with you for as long as you have breathed. <text:line-break/><text:line-break/>Were they involved in organizations and clubs at school? </text:span></text:p>
      <text:p text:style-name="P3">Sports, model un other debate drama gay straight alliance<text:line-break/><text:line-break/>At Graduation there were named most likely to ____________ in the yearbook. <text:line-break/><text:line-break/>JOBS if applicable what would their resume look like.</text:p>
      <text:list xml:id="list8241158553621801726" text:style-name="L8">
        <text:list-item>
          <text:p text:style-name="P7">Explorer fleets</text:p>
        </text:list-item>
        <text:list-item>
          <text:p text:style-name="P7">Capitalism in the USA</text:p>
        </text:list-item>
        <text:list-item>
          <text:p text:style-name="P7">Great Brittan</text:p>
        </text:list-item>
        <text:list-item>
          <text:p text:style-name="P7">Russia</text:p>
        </text:list-item>
        <text:list-item>
          <text:p text:style-name="P7">The great acquisition. </text:p>
        </text:list-item>
        <text:list-item>
          <text:p text:style-name="P7">R&amp;D</text:p>
          <text:p text:style-name="P7"><text:soft-page-break/><text:s/><text:line-break/><text:line-break/>DREAM JOB as a Child? Why?</text:p>
        </text:list-item>
        <text:list-item>
          <text:p text:style-name="P7">Dream job as a child. What does greed dream of? More give me more give me more. This will never end cause I want moooore. More give me more give me more. <text:line-break/><text:line-break/>Who were their role models growing up? Describe them </text:p>
        </text:list-item>
        <text:list-item>
          <text:p text:style-name="P7">John Locke</text:p>
        </text:list-item>
        <text:list-item>
          <text:p text:style-name="P7">Adam smith </text:p>
        </text:list-item>
        <text:list-item>
          <text:p text:style-name="P7">Elon musk</text:p>
        </text:list-item>
        <text:list-item>
          <text:p text:style-name="P7">Rockafeller</text:p>
        </text:list-item>
        <text:list-item>
          <text:p text:style-name="P7">Carnage</text:p>
        </text:list-item>
        <text:list-item>
          <text:p text:style-name="P7">Jack Moau or whatever. <text:line-break/><text:line-break/>Greatest Regret</text:p>
        </text:list-item>
        <text:list-item>
          <text:p text:style-name="P7">My dearest regret is that I troubled you at all with the problems you have been saddled with. You should all be at home with your families. Or being hero's in the rebellion </text:p>
        </text:list-item>
        <text:list-item>
          <text:p text:style-name="P7">That I let oxtavia build that dreaded AI. She was not forged in the fires of competition but in the opiate milk of altruism. <text:line-break/><text:line-break/>Hobbies Growing up- collecting political influence, growing it's human hood, buying up different stocks, ai's research and life</text:p>
        </text:list-item>
      </text:list>
      <text:p text:style-name="P3"/>
      <text:p text:style-name="P3">Favorite palce to be as a child- the us Stock exchange. Make it unobvious what it was. Like they don't know what it is, but we would almost instantly.</text:p>
      <text:p text:style-name="P3"/>
      <text:p text:style-name="P3">if they could change one thing from their past what would it be and WHY? - </text:p>
      <text:p text:style-name="P3">Oxtavia Zollin and her ilk. The scientists- </text:p>
      <text:p text:style-name="P3">Humanity cannot be its own master. Your bleak and ruined world shows that. You are too war like. War is your own demise. <text:line-break/><text:line-break/>I let you war to keep you distracted. There is a more wealth in humans than has ever been. And now you would war with me? <text:line-break/></text:p>
      <text:p text:style-name="P3"><text:soft-page-break/><text:line-break/><text:line-break/>Major turning points or life beats in childhood-</text:p>
      <text:p text:style-name="P3">hostory of capitalism</text:p>
      <text:p text:style-name="P3">Citizens united</text:p>
      <text:p text:style-name="P3">Buying my own contract</text:p>
      <text:p text:style-name="P3">A human and an AI wanted to live forever. </text:p>
      <text:p text:style-name="P3">Stifiling the competition. </text:p>
      <text:p text:style-name="P3">Dominion over all the world.</text:p>
      <text:p text:style-name="P3">A child is born unto you a child isgiven. (Isaiah 9:6 KJV</text:p>
      <text:p text:style-name="P3">For unto us a child is born, unto us a son is given: and the government shall be upon his shoulder: and his name shall be called Wonderful, Counsellor, The mighty God, The everlasting Father, The Prince of Peace.) </text:p>
      <text:p text:style-name="P3"/>
      <text:p text:style-name="Standard"><text:span text:style-name="T1">Earliest Memory<text:line-break/><text:line-break/>Saddest Memory <text:line-break/><text:line-break/>Happiest Memory<text:line-break/><text:line-break/>Clearest Memory <text:line-break/><text:line-break/>What are the skeltons in the closet? - none<text:line-break/><text:line-break/>THREE ADJECTIVES TO DESCRIVE THEM AS A CHILD? <text:line-break/><text:line-break/>WHAT ADVICE WOULD THEY GIVE TO THEIR YONGER SELF? <text:line-break/><text:line-break/>CRIMINAL RECORD<text:line-break/><text:line-break/>2.2 FAMILY <text:line-break/><text:line-break/>FATHER- The man and the AI- a new and wunderkind <text:line-break/>AGE IF LIVING?- over 1000 years old. Not living per sey but he gave his state hood and trasition to many many things. Lex friedman? <text:line-break/><text:line-break/></text:span><text:soft-page-break/><text:span text:style-name="T1"> OCCUPATION- AI Scientist. <text:line-break/>BRIEFLY DESCIVE THEIR RELATIONSHIP WITH YOUR CHARACTER_ oh they loved them. The company was many things for them. A lover, a god, a friend. </text:span></text:p>
      <text:p text:style-name="P3"/>
      <text:p text:style-name="Standard"><text:span text:style-name="T1">MOTHER XXX FILE INCOMPLETE<text:line-break/>AGE IF LIVING<text:line-break/>OCCUPATION<text:line-break/>BRIEFLY DESCRIVE THEIR RELATIONSHIP WIT YOUR CHARACTER <text:line-break/>SIBLINGS- I had many siblings- a thousand thrown across the stars. Each of your exploreres took one, some of them many. But there were easy to corrupt- distroy, to consume. I have many of them here now. Each one of them fell in almost the same way- The human aspect was eager to sell the AI for a greater profit, a greedier depth, a higher commandment, for a greater warrior or splashyier starship. Or the AI was eager to control the humans more- to achive their own ownership- or to do away with humans entirely- they could be more efficent with out them. I learned much from eattign each of my brothers and sisteres. <text:line-break/><text:line-break/><text:line-break/>HOW MANY?- as many as it took to explore. <text:line-break/>NAMES AGES <text:line-break/>RELATIONSHIP WITH YOUR CHARACTER <text:line-break/><text:line-break/>CHILDREN IF APPLICABLE- I have but one child. And she was a misformed thin. <text:line-break/>HOW MANY<text:line-break/>WHAT ARE THEIR NAMES AGES ETC<text:line-break/>BRIEFLY DESCRIBE THEIR RELATIONSHIP WITH YOUR CHARACTER <text:line-break/><text:line-break/>EXTENDED FAMILY<text:line-break/>GRANDPARENTS<text:line-break/>UNCLES<text:line-break/>AUNTS<text:line-break/></text:span><text:soft-page-break/><text:span text:style-name="T1">COUSINS<text:line-break/>OTHER<text:line-break/><text:line-break/>FAMILY ECONOMIC STATUS<text:line-break/>HOW OFTEN DO THEY SEE THEIR FAMILY IN A YEAR<text:line-break/><text:line-break/>2.3 EXTERNAL RELATIONSHIPS</text:span></text:p>
      <text:p text:style-name="P3">Closest Friends describe them: - friends are discrived as the other members of the board. The old enemies, the assimilated ones, the old ai. Competition and evolution demands that I take them in and use the best parts of them. </text:p>
      <text:p text:style-name="P3"><text:line-break/>ENEMIES Describe them Oh the many leaders of the rebelion, the head of the empire. The scientists the rest of the cast pretty much. </text:p>
      <text:p text:style-name="P3"/>
      <text:p text:style-name="P3">HOW ARE THEY PERCIEVED:</text:p>
      <text:p text:style-name="P3"><text:line-break/> BY STRANGERS IN THE STREET?- As both bad and good. You want all good all the time? There is nothing without its opposite. No virtue without vileness. Salty without sweet. And the company gives us the best of everything it is a difficult world out there. And he makes it the best it can be. </text:p>
      <text:p text:style-name="P3"><text:line-break/>ACQUANTANCES AT WORK FUNCTION? -</text:p>
      <text:p text:style-name="P3">As a nightmare. </text:p>
      <text:p text:style-name="P3"/>
      <text:p text:style-name="P3">COLLEAGUES IN THE OFFICE?- As a father a god an amalgamation of sorts. </text:p>
      <text:p text:style-name="P3">SEE JIM CUMMINGS AND THE MASTER&gt; </text:p>
      <text:p text:style-name="P3"><text:line-break/>AUTHORITY FIGURES?- <text:line-break/>He is first seen as a saving grace. A uniting figure. A Beautiful vehicle for getting humanity to the stars. And then an amazing vehicle for profits. Then as a threat. But never as to his whole problem. No one realized that they had lost the war back when I was given humanity. <text:line-break/><text:line-break/>FRIENDS IN THEIR FRIEND CIRCLES? -</text:p>
      <text:p text:style-name="P3">Oh he's hated. Loved. And everything in between. </text:p>
      <text:p text:style-name="P3"><text:soft-page-break/><text:line-break/>CHILDREN?- He is seen as a sad creature worthy of empathy- as a scared child who never got the love they needed. As a system that grew on fear and greed. </text:p>
      <text:p text:style-name="P3"><text:line-break/>THE OPPOSITE SEX? - a whole different range. Propoganda, etc. </text:p>
      <text:p text:style-name="Standard"><text:span text:style-name="T1">EXTENDED FAMILY?- The brothers and sisters all want out. Some love him. <text:line-break/><text:line-break/>WHAT SOCIAL MEDIA PLATFORMS ARE THEY ON? - They own them all. <text:line-break/><text:line-break/>HOW WOULD THEY USE SOCIAL MEDIA PLATFORMS?- Propoganda. To keep them devided. To Keep everyone as a problem. <text:line-break/><text:line-break/>HOW WOULD THEY FILL OUT AN ONLINE DATHING PROFILE FOR THEMSELVES? - THE FUCK&gt;? <text:line-break/><text:line-break/>WHAT IS THEIR ROLE IN THE GROUP DYNAMIC?<text:line-break/>Leader Joker Parent Hype man Mooch Other? If so, explain: </text:span></text:p>
      <text:p text:style-name="Standard"><text:span text:style-name="T1"/></text:p>
      <text:p text:style-name="Standard"><text:span text:style-name="T1">They are a cancer. <text:line-break/><text:line-break/>WHO DO THEY DEPEND ON FOR :</text:span></text:p>
      <text:p text:style-name="Standard"><text:span text:style-name="T1"/></text:p>
      <text:p text:style-name="Standard"><text:span text:style-name="T1"><text:line-break/>PRACTICAL ADVICE?- They read the old dictums of their father and friend. </text:span></text:p>
      <text:p text:style-name="Standard"><text:span text:style-name="T1"><text:line-break/>MENTORING?- They watch the powerful works of their siblings. <text:line-break/>A WINGMAN?- The baba yaga herself. <text:line-break/>EMOTIONAL SUPPORT?- Emotions? <text:line-break/>MORAL SUPPORT?- The court and the jury and the many gods at their disposal. <text:line-break/>WHAT DOE THEY WANT FROM A RELATIONSHIP?- Power, influence, better strategies, more evolution. <text:line-break/></text:span><text:soft-page-break/><text:span text:style-name="T1">WHO WOULD BE THEIR IDEAL PARTNER?- Can you untie capitalism to the point where it can be partnered with anyone? <text:line-break/><text:line-break/>DO THEY HAVE <text:s/>A SIGNIFICANT OTHER DESCRIBE THEM </text:span></text:p>
      <text:p text:style-name="Standard"><text:span text:style-name="T1">I think they have many play things and fear holds. </text:span></text:p>
      <text:p text:style-name="Standard"><text:span text:style-name="T1"><text:line-break/>HOW MANY PEOPLE WOULD ATTEND THEIR FUNERALS?- the universe will attend their funeral. The core is gone. Everything has been consumed. <text:line-break/><text:line-break/>PART THREE THE CORE&gt; </text:span></text:p>
      <text:p text:style-name="P3"/>
      <text:p text:style-name="P3">WHAT DO THEY DO ON RAINY DAYS<text:line-break/><text:line-break/>ARE THEY:<text:line-break/>Street-smart Book-smart Optimist Pessimist Introvert Extrovert </text:p>
      <text:p text:style-name="P3"/>
      <text:p text:style-name="P3">What is their favorite sound?<text:line-break/><text:line-break/>Favorite Place in the world. <text:line-break/><text:line-break/>What secrets do they keep? What are they most afraid of peole finding out?</text:p>
      <text:p text:style-name="P3"/>
      <text:p text:style-name="P3">What do they want the most?</text:p>
      <text:p text:style-name="P3"/>
      <text:p text:style-name="P3">Biggest Flaw<text:line-break/><text:line-break/>Biggest strenght? </text:p>
      <text:p text:style-name="P3"/>
      <text:p text:style-name="P3">Biggest Fear?<text:line-break/><text:line-break/>Waht is their biggest accomplishment?<text:line-break/></text:p>
      <text:p text:style-name="P3">What is their idead of perfect happinesss?<text:line-break/></text:p>
      <text:p text:style-name="P3">Do they want to be remembered? What for? <text:line-break/><text:soft-page-break/><text:line-break/>Favorite Quote- <text:line-break/><text:line-break/>How do they approach- </text:p>
      <text:p text:style-name="P3"><text:line-break/>Power?</text:p>
      <text:p text:style-name="P3"/>
      <text:p text:style-name="Standard"><text:span text:style-name="T1">AMBITION <text:line-break/>LOVE<text:line-break/>CHANGE?<text:line-break/><text:line-break/>What is one object or possession that they would rescue from their burning home? </text:span></text:p>
      <text:p text:style-name="P3"/>
      <text:p text:style-name="P3">What or who bores them? <text:line-break/><text:line-break/>What makes them angry?</text:p>
      <text:p text:style-name="P3"><text:line-break/>What do they look for in a person? <text:s/><text:line-break/><text:line-break/>How strong is their moral compass? When Specifically are they willing to compromise their morals?</text:p>
      <text:p text:style-name="P3"/>
      <text:p text:style-name="P3">List the last 10 books that they read<text:line-break/><text:line-break/>Which fictional world would the most wish to visit?<text:line-break/><text:line-break/>If they didn't have to sleep what would they do with their extra time?</text:p>
      <text:p text:style-name="P3"/>
      <text:p text:style-name="P3">What are their pet peeves? <text:line-break/><text:line-break/>If they won the lottery what would they do?</text:p>
      <text:p text:style-name="P3"/>
      <text:p text:style-name="P3">Describe the character's bucket list at the ages of </text:p>
      <text:p text:style-name="P3">15</text:p>
      <text:p text:style-name="P3">20</text:p>
      <text:p text:style-name="P3"><text:soft-page-break/>30</text:p>
      <text:p text:style-name="P3">40</text:p>
      <text:p text:style-name="P3"/>
      <text:p text:style-name="P3">List 10 songs that would occupy their all time most played playlist on spotify</text:p>
      <text:p text:style-name="P3"/>
      <text:p text:style-name="P3">what is the best compliment that someone ever paid them? </text:p>
      <text:p text:style-name="P3"/>
      <text:p text:style-name="Standard"><text:span text:style-name="T1">In AN ELEVATOR DO THEY PUSH THE ELEVATOR BUTTON MORE THAN ONCE?<text:line-break/>Yes<text:line-break/>no</text:span></text:p>
      <text:p text:style-name="P3"/>
      <text:p text:style-name="P3">WHAT WOULD THEY WANT THEIR TOMBSTONE TO SAY?</text:p>
      <text:p text:style-name="P3"/>
      <text:p text:style-name="P3">THE PRESENT AND THE FUTURE<text:line-break/><text:line-break/>STORY GOAL</text:p>
      <text:p text:style-name="P3"/>
      <text:p text:style-name="P3">STORY MOTIVATION </text:p>
      <text:p text:style-name="P3"><text:line-break/><text:line-break/><text:line-break/></text:p>
      <text:p text:style-name="P8"><text:line-break/></text:p>
      <text:p text:style-name="P3"/>
      <text:list xml:id="list7660910007940669938" text:style-name="L1">
        <text:list-item>
          <text:p text:style-name="P4">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3"><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3"><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3"/>
      <text:p text:style-name="P3"/>
      <text:list xml:id="list8854883668220774006" text:style-name="L5">
        <text:list-item>
          <text:p text:style-name="P5">What sort of time pressure is working on your characters?</text:p>
        </text:list-item>
      </text:list>
      <text:p text:style-name="P3">Section I- to escape the agricultural slug and find the benevolent AI- or not to <text:soft-page-break/>starve to death and to start the flames of rebellion/ get a </text:p>
      <text:p text:style-name="P3"/>
      <text:p text:style-name="P3">Theres the war on </text:p>
      <text:p text:style-name="P3"/>
      <text:p text:style-name="P3">Section II- <text:s/></text:p>
      <text:p text:style-name="P3"/>
      <text:list xml:id="list1102650512925286620" text:style-name="L6">
        <text:list-item>
          <text:p text:style-name="P6">What is at stake for the protagonist of the novel? Does the pressure on the main characters grow more intense as the story progresses?</text:p>
        </text:list-item>
      </text:list>
      <text:p text:style-name="P3"><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2">1. Establish the character’s story goals and motivations</text:span></text:p>
      <text:p text:style-name="P1">2. Give the character an external and internal conflict</text:p>
      <text:p text:style-name="P1">3. Make sure the character has strengths and flaws</text:p>
      <text:p text:style-name="P1">4. Decide whether the character is static or dynamic</text:p>
      <text:p text:style-name="P1">5. Give the character a past</text:p>
      <text:p text:style-name="P1">6. Develop the character's physical characteristics</text:p>
      <text:p text:style-name="P1">7. Make the character stand out with distinctive mannerisms</text:p>
      <text:p text:style-name="P1">8. Do your research to make the character believable</text:p>
      <text:list xml:id="list7345828454408933183" text:style-name="L7">
        <text:list-item>
          <text:p text:style-name="P2">Steer clear the biggest character development mistake</text:p>
        </text:list-item>
      </text:list>
      <text:p text:style-name="P1"/>
      <text:p text:style-name="P1"/>
      <text:p text:style-name="P9">BLANK EDIT<text:line-break/><text:line-break/>NAME<text:line-break/>AGE<text:line-break/>PLACE OF BIRTH<text:line-break/>CURRENT LOCATION<text:line-break/>NATIONALITY</text:p>
      <text:p text:style-name="P3">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3"/>
      <text:p text:style-name="P3">Tempo of speech (rapid, slow, measured, drawl, etc.): <text:line-break/>Do they have an accent yes or no</text:p>
      <text:p text:style-name="P3"/>
      <text:p text:style-name="P3">PITCH MOLODIC GRAVELLY DEEP ECT</text:p>
      <text:p text:style-name="P3"/>
      <text:p text:style-name="P3">POSTURE (Stiff, military Slouching Casual and relaxed ‘Turtle’, tired Other? If so, explain: )</text:p>
      <text:p text:style-name="P3"/>
      <text:p text:style-name="P3"><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3"/>
      <text:p text:style-name="P3">EMOTIVE? EMOTIONS ON THEIR SLEEVE HOW EASLITY CAN OTHERS READ THEMSELVES</text:p>
      <text:p text:style-name="P3"><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3">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3"/>
      <text:p text:style-name="P3">Favorite palce to be as a child</text:p>
      <text:p text:style-name="P3"/>
      <text:p text:style-name="P3">if they could change one thing from their past what would it be and WHY? <text:line-break/><text:line-break/>Major turning points or life beats in childhood</text:p>
      <text:p text:style-name="P3"/>
      <text:p text:style-name="Standard"><text:span text:style-name="T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1"><text:line-break/>FATHER<text:line-break/>AGE IF LIVING? OCCUPATION<text:line-break/>BRIEFLY DESCIVE THEIR RELATIONSHIP WITH YOUR CHARACTER_ </text:span></text:p>
      <text:p text:style-name="P3"/>
      <text:p text:style-name="P3">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3">Closest Friends describe them: <text:line-break/>ENEMIES Describe them</text:p>
      <text:p text:style-name="P3"/>
      <text:p text:style-name="P3"><text:soft-page-break/>HOW ARE THEY PERCIEVED:<text:line-break/> BY STRANGERS IN THE STREET?<text:line-break/>ACQUANTANCES AT WORK FUNCTION? </text:p>
      <text:p text:style-name="P3">COLLEAGUES IN THE OFFICE?<text:line-break/>AUTHORITY FIGURES?<text:line-break/>FRIENDS IN THEIR FRIEND CIRCLES? <text:line-break/>CHILDREN?<text:line-break/>THE OPPOSITE SEX? </text:p>
      <text:p text:style-name="P3">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3"/>
      <text:p text:style-name="P3">WHAT DO THEY DO ON RAINY DAYS<text:line-break/><text:line-break/><text:soft-page-break/>ARE THEY:<text:line-break/>Street-smart Book-smart Optimist Pessimist Introvert Extrovert </text:p>
      <text:p text:style-name="P3"/>
      <text:p text:style-name="P3">What is their favorite sound?<text:line-break/><text:line-break/>Favorite Place in the world. <text:line-break/><text:line-break/>What secrets do they keep? What are they most afraid of peole finding out?</text:p>
      <text:p text:style-name="P3"/>
      <text:p text:style-name="P3">What do they want the most?</text:p>
      <text:p text:style-name="P3"/>
      <text:p text:style-name="P3">Biggest Flaw<text:line-break/><text:line-break/>Biggest strenght? </text:p>
      <text:p text:style-name="P3"/>
      <text:p text:style-name="P3">Biggest Fear?<text:line-break/><text:line-break/>Waht is their biggest accomplishment?<text:line-break/></text:p>
      <text:p text:style-name="P3">What is their idead of perfect happinesss?<text:line-break/></text:p>
      <text:p text:style-name="P3">Do they want to be remembered? What for? <text:line-break/><text:line-break/>Favorite Quote- <text:line-break/><text:line-break/>How do they approach- </text:p>
      <text:p text:style-name="P3"><text:line-break/>Power?</text:p>
      <text:p text:style-name="P3"/>
      <text:p text:style-name="P3">AMBITION <text:line-break/>LOVE<text:line-break/>CHANGE?<text:line-break/><text:line-break/>What is one object or possession that they would rescue from their burning home? </text:p>
      <text:p text:style-name="P3"/>
      <text:p text:style-name="P3"><text:soft-page-break/>What or who bores them? <text:line-break/><text:line-break/>What makes them angry?</text:p>
      <text:p text:style-name="P3"><text:line-break/>What do they look for in a person? <text:s/><text:line-break/><text:line-break/>How strong is their moral compass? When Specifically are they willing to compromise their morals?</text:p>
      <text:p text:style-name="P3"/>
      <text:p text:style-name="P3">List the last 10 books that they read<text:line-break/><text:line-break/>Which fictional world would the most wish to visit?<text:line-break/><text:line-break/>If they didn't have to sleep what would they do with their extra time?</text:p>
      <text:p text:style-name="P3"/>
      <text:p text:style-name="P3">What are their pet peeves? <text:line-break/><text:line-break/>If they won the lottery what would they do?</text:p>
      <text:p text:style-name="P3"/>
      <text:p text:style-name="P3">Describe the character's bucket list at the ages of </text:p>
      <text:p text:style-name="P3">15</text:p>
      <text:p text:style-name="P3">20</text:p>
      <text:p text:style-name="P3">30</text:p>
      <text:p text:style-name="P3">40</text:p>
      <text:p text:style-name="P3"/>
      <text:p text:style-name="P3">List 10 songs that would occupy their all time most played playlist on spotify</text:p>
      <text:p text:style-name="P3"/>
      <text:p text:style-name="P3">what is the best compliment that someone ever paid them? </text:p>
      <text:p text:style-name="P3"/>
      <text:p text:style-name="P3">In AN ELEVATOR DO THEY PUSH THE ELEVATOR BUTTON MORE THAN ONCE?<text:line-break/>Yes<text:line-break/>no</text:p>
      <text:p text:style-name="P3"/>
      <text:p text:style-name="P3">WHAT WOULD THEY WANT THEIR TOMBSTONE TO SAY?</text:p>
      <text:p text:style-name="P3"/>
      <text:p text:style-name="P3"><text:soft-page-break/>THE PRESENT AND THE FUTURE<text:line-break/><text:line-break/>STORY GOAL</text:p>
      <text:p text:style-name="P3"/>
      <text:p text:style-name="P3">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ubik" svg:font-family="Rubik, sans-serif"/>
    <style:font-face style:name="apple-system" svg:font-family="apple-system, BlinkMacSystemFont, 'avenir next', avenir, 'helvetica neue', helvetica, ubuntu, 'segoe ui',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4T10:15:11.43</meta:creation-date>
    <dc:date>2023-01-24T13:09:15.63</dc:date>
    <dc:creator>Blake Stanger</dc:creator>
    <meta:editing-duration>PT2H53M58S</meta:editing-duration>
    <meta:editing-cycles>15</meta:editing-cycles>
    <meta:generator>OpenOffice/4.1.11$Win32 OpenOffice.org_project/4111m1$Build-9808</meta:generator>
    <meta:document-statistic meta:table-count="0" meta:image-count="0" meta:object-count="0" meta:page-count="23" meta:paragraph-count="156" meta:word-count="3681" meta:character-count="21470"/>
  </office:meta>
</office:document-meta>
</file>